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textarea-vertical-align="middle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text">
      <style:graphic-properties draw:stroke="none" draw:fill="none" fo:min-height="0.628cm"/>
    </style:style>
    <style:style style:name="gr15" style:family="graphic" style:parent-style-name="text">
      <style:graphic-properties draw:stroke="none" draw:fill="none" fo:min-height="0.85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text">
      <style:graphic-properties draw:stroke="none" draw:fill="none" fo:min-height="1.548cm"/>
    </style:style>
    <style:style style:name="gr89" style:family="graphic" style:parent-style-name="text">
      <style:graphic-properties draw:stroke="none" draw:fill="none" fo:min-height="1.449cm"/>
    </style:style>
    <style:style style:name="gr90" style:family="graphic" style:parent-style-name="text">
      <style:graphic-properties draw:stroke="none" draw:fill="none" fo:min-height="1.371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287cm" fo:min-width="2.04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</style:style>
    <style:style style:name="P12" style:family="paragraph">
      <style:paragraph-properties fo:text-align="center"/>
      <style:text-properties fo:color="#1e6a39" fo:font-size="14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color="#1e6a39" fo:font-size="14pt" style:font-size-asian="14pt" style:font-size-complex="14pt"/>
    </style:style>
    <style:style style:name="P14" style:family="paragraph">
      <style:paragraph-properties fo:text-align="center"/>
      <style:text-properties fo:color="#1e6a39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/>
      <style:paragraph-properties fo:text-align="center"/>
      <style:text-properties fo:color="#1e6a39" fo:font-size="14pt" fo:font-weight="normal" style:font-size-asian="14pt" style:font-weight-asian="normal" style:font-size-complex="14pt" style:font-weight-complex="normal"/>
    </style:style>
    <style:style style:name="P16" style:family="paragraph">
      <style:text-properties fo:color="#28471f" fo:font-weight="normal" style:font-weight-asian="normal" style:font-weight-complex="normal"/>
    </style:style>
    <style:style style:name="P17" style:family="paragraph">
      <loext:graphic-properties draw:fill="none"/>
      <style:text-properties fo:color="#28471f" fo:font-weight="normal" style:font-weight-asian="normal" style:font-weight-complex="normal"/>
    </style:style>
    <style:style style:name="P18" style:family="paragraph">
      <style:paragraph-properties fo:text-align="center"/>
      <style:text-properties fo:color="#3465a4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/>
      <style:paragraph-properties fo:text-align="center"/>
      <style:text-properties fo:color="#3465a4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  <style:text-properties fo:color="#7b3d00" fo:font-size="14pt" fo:font-weight="normal" style:font-size-asian="14pt" style:font-weight-asian="normal" style:font-size-complex="14pt" style:font-weight-complex="normal"/>
    </style:style>
    <style:style style:name="P21" style:family="paragraph">
      <loext:graphic-properties draw:fill="none"/>
      <style:paragraph-properties fo:text-align="center"/>
      <style:text-properties fo:color="#7b3d00" fo:font-size="14pt" fo:font-weight="normal" style:font-size-asian="14pt" style:font-weight-asian="normal" style:font-size-complex="14pt" style:font-weight-complex="normal"/>
    </style:style>
    <style:style style:name="P22" style:family="paragraph">
      <style:paragraph-properties fo:text-align="center"/>
      <style:text-properties fo:color="#7b3d00" fo:font-size="14pt" style:font-size-asian="14pt" style:font-size-complex="14pt"/>
    </style:style>
    <style:style style:name="P23" style:family="paragraph">
      <loext:graphic-properties draw:fill="none"/>
      <style:paragraph-properties fo:text-align="center"/>
      <style:text-properties fo:color="#7b3d00" fo:font-size="14pt" style:font-size-asian="14pt" style:font-size-complex="14pt"/>
    </style:style>
    <style:style style:name="P24" style:family="paragraph">
      <style:paragraph-properties fo:text-align="center"/>
      <style:text-properties fo:color="#3465a4" fo:font-size="14pt" style:font-size-asian="14pt" style:font-size-complex="14pt"/>
    </style:style>
    <style:style style:name="P25" style:family="paragraph">
      <loext:graphic-properties draw:fill="none"/>
      <style:paragraph-properties fo:text-align="center"/>
      <style:text-properties fo:color="#3465a4" fo:font-size="14pt" style:font-size-asian="14pt" style:font-size-complex="14pt"/>
    </style:style>
    <style:style style:name="P26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e6a39" fo:font-size="14pt" style:font-size-asian="14pt" style:font-size-complex="14pt"/>
    </style:style>
    <style:style style:name="T5" style:family="text">
      <style:text-properties fo:color="#1e6a39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28471f" fo:font-weight="normal" style:font-weight-asian="normal" style:font-weight-complex="normal"/>
    </style:style>
    <style:style style:name="T7" style:family="text">
      <style:text-properties fo:color="#28471f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465a4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3465a4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7b3d00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7b3d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7b3d00" fo:font-size="14pt" style:font-size-asian="14pt" style:font-size-complex="14pt"/>
    </style:style>
    <style:style style:name="T14" style:family="text">
      <style:text-properties fo:color="#3465a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onnector draw:style-name="gr1" draw:text-style-name="P1" draw:layer="layout" svg:x1="15.355cm" svg:y1="15.541cm" svg:x2="21.671cm" svg:y2="9.898cm" draw:start-shape="id1" draw:start-glue-point="1" draw:end-shape="id2" draw:end-glue-point="9" svg:d="M15355 15541h6316v-5643" svg:viewBox="0 0 6317 5644">
          <text:p/>
        </draw:connector>
        <draw:g xml:id="id2" draw:id="id2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" draw:text-style-name="P2" draw:layer="layout" svg:width="1.241cm" svg:height="0.821cm" svg:x="21.121cm" svg:y="9.478cm" svg:viewBox="0 0 1242 822" svg:d="M0 822c352 0 903-260 1141-431s0-391-120-391z">
            <text:p/>
          </draw:path>
          <draw:g>
            <draw:polygon draw:style-name="gr3" draw:text-style-name="P3" draw:layer="layout" svg:width="0.72cm" svg:height="2.034cm" svg:x="20.4cm" svg:y="8.265cm" svg:viewBox="0 0 721 2035" draw:points="0,1565 0,0 721,470 721,2035">
              <text:p/>
            </draw:polygon>
            <draw:polygon draw:style-name="gr4" draw:text-style-name="P4" draw:layer="layout" svg:width="1.02cm" svg:height="2.229cm" svg:x="21.121cm" svg:y="8.07cm" svg:viewBox="0 0 1021 2230" draw:points="0,2230 0,665 1021,0 1021,1565">
              <text:p/>
            </draw:polygon>
            <draw:polygon draw:style-name="gr5" draw:text-style-name="P5" draw:layer="layout" svg:width="1.741cm" svg:height="1.134cm" svg:x="20.4cm" svg:y="7.6cm" svg:viewBox="0 0 1742 1135" draw:points="721,1135 0,665 1021,0 1742,470">
              <text:p/>
            </draw:polygon>
            <draw:polygon draw:style-name="gr6" draw:text-style-name="P6" draw:layer="layout" svg:width="1.741cm" svg:height="2.699cm" svg:x="20.4cm" svg:y="7.6cm" svg:viewBox="0 0 1742 2700" draw:points="0,2230 0,665 1021,0 1742,470 1742,2035 721,2700">
              <text:p/>
            </draw:polygon>
            <draw:line draw:style-name="gr7" draw:text-style-name="P7" draw:layer="layout" svg:x1="21cm" svg:y1="9.909cm" svg:x2="20.52cm" svg:y2="9.596cm">
              <text:p/>
            </draw:line>
            <draw:line draw:style-name="gr8" draw:text-style-name="P7" draw:layer="layout" svg:x1="21cm" svg:y1="10.065cm" svg:x2="20.52cm" svg:y2="9.752cm">
              <text:p/>
            </draw:line>
            <draw:line draw:style-name="gr9" draw:text-style-name="P7" draw:layer="layout" svg:x1="21cm" svg:y1="9.987cm" svg:x2="20.52cm" svg:y2="9.674cm">
              <text:p/>
            </draw:line>
            <draw:polyline draw:style-name="gr10" draw:text-style-name="P7" draw:layer="layout" svg:width="0.599cm" svg:height="0.469cm" svg:x="20.46cm" svg:y="8.5cm" svg:viewBox="0 0 600 470" draw:points="600,470 0,78 0,0">
              <text:p/>
            </draw:polyline>
            <draw:polyline draw:style-name="gr11" draw:text-style-name="P7" draw:layer="layout" svg:width="0.589cm" svg:height="0.47cm" svg:x="20.47cm" svg:y="8.498cm" svg:viewBox="0 0 590 471" draw:points="590,471 590,393 0,0">
              <text:p/>
            </draw:polyline>
            <draw:polygon draw:style-name="gr12" draw:text-style-name="P8" draw:layer="layout" svg:width="0.069cm" svg:height="0.137cm" svg:x="20.682cm" svg:y="9.281cm" svg:viewBox="0 0 70 138" draw:points="0,92 0,0 70,46 70,138">
              <text:p/>
            </draw:polygon>
            <draw:line draw:style-name="gr13" draw:text-style-name="P7" draw:layer="layout" svg:x1="21cm" svg:y1="9.83cm" svg:x2="20.52cm" svg:y2="9.517cm">
              <text:p/>
            </draw:line>
          </draw:g>
        </draw:g>
        <draw:frame draw:style-name="gr14" draw:text-style-name="P10" draw:layer="layout" svg:width="4.473cm" svg:height="0.878cm" svg:x="19.1cm" svg:y="6.8cm">
          <draw:text-box>
            <text:p text:style-name="P9"><text:span text:style-name="T1">inetRouter</text:span></text:p>
          </draw:text-box>
        </draw:frame>
        <draw:frame draw:style-name="gr15" draw:text-style-name="P11" draw:layer="layout" svg:width="4.473cm" svg:height="1.1cm" svg:x="17.445cm" svg:y="10.048cm">
          <draw:text-box>
            <text:p><text:s/><text:span text:style-name="T2"><text:s/></text:span><text:span text:style-name="T3">eth1 192.168.255.1/30</text:span></text:p>
          </draw:text-box>
        </draw:frame>
        <draw:frame draw:style-name="gr15" draw:text-style-name="P13" draw:layer="layout" svg:width="5.673cm" svg:height="1.1cm" svg:x="11.827cm" svg:y="6.9cm">
          <draw:text-box>
            <text:p text:style-name="P12"><text:span text:style-name="T4">centralRouter</text:span></text:p>
          </draw:text-box>
        </draw:frame>
        <draw:frame draw:style-name="gr15" draw:text-style-name="P15" draw:layer="layout" svg:width="5.673cm" svg:height="1.1cm" svg:x="6.9cm" svg:y="6.9cm">
          <draw:text-box>
            <text:p text:style-name="P14"><text:span text:style-name="T5">c</text:span><text:span text:style-name="T5">e</text:span><text:span text:style-name="T5">n</text:span><text:span text:style-name="T5">t</text:span><text:span text:style-name="T5">r</text:span><text:span text:style-name="T5">a</text:span><text:span text:style-name="T5">l</text:span><text:span text:style-name="T5">S</text:span><text:span text:style-name="T5">e</text:span><text:span text:style-name="T5">r</text:span><text:span text:style-name="T5">v</text:span><text:span text:style-name="T5">e</text:span><text:span text:style-name="T5">r</text:span></text:p>
          </draw:text-box>
        </draw:frame>
        <draw:frame draw:style-name="gr15" draw:text-style-name="P17" draw:layer="layout" svg:width="4.473cm" svg:height="1.1cm" svg:x="6.801cm" svg:y="9.9cm">
          <draw:text-box>
            <text:p text:style-name="P16"><text:span text:style-name="T6"><text:s text:c="2"/></text:span><text:span text:style-name="T7">et</text:span><text:span text:style-name="T7">h1 </text:span><text:span text:style-name="T7">19</text:span><text:span text:style-name="T7">2.</text:span><text:span text:style-name="T7">16</text:span><text:span text:style-name="T7">8.</text:span><text:span text:style-name="T7">0.</text:span><text:span text:style-name="T7">2/</text:span><text:span text:style-name="T7">28</text:span></text:p>
          </draw:text-box>
        </draw:frame>
        <draw:g xml:id="id7" draw:id="id7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6" draw:text-style-name="P2" draw:layer="layout" svg:width="1.241cm" svg:height="0.821cm" svg:x="14.112cm" svg:y="9.478cm" svg:viewBox="0 0 1242 822" svg:d="M0 822c352 0 903-260 1141-431s0-391-120-391z">
            <text:p/>
          </draw:path>
          <draw:g>
            <draw:polygon draw:style-name="gr17" draw:text-style-name="P3" draw:layer="layout" svg:width="0.72cm" svg:height="2.034cm" svg:x="13.391cm" svg:y="8.265cm" svg:viewBox="0 0 721 2035" draw:points="0,1565 0,0 721,470 721,2035">
              <text:p/>
            </draw:polygon>
            <draw:polygon draw:style-name="gr18" draw:text-style-name="P4" draw:layer="layout" svg:width="1.02cm" svg:height="2.229cm" svg:x="14.112cm" svg:y="8.07cm" svg:viewBox="0 0 1021 2230" draw:points="0,2230 0,665 1021,0 1021,1565">
              <text:p/>
            </draw:polygon>
            <draw:polygon draw:style-name="gr19" draw:text-style-name="P5" draw:layer="layout" svg:width="1.741cm" svg:height="1.134cm" svg:x="13.391cm" svg:y="7.6cm" svg:viewBox="0 0 1742 1135" draw:points="721,1135 0,665 1021,0 1742,470">
              <text:p/>
            </draw:polygon>
            <draw:polygon draw:style-name="gr20" draw:text-style-name="P6" draw:layer="layout" svg:width="1.741cm" svg:height="2.699cm" svg:x="13.391cm" svg:y="7.6cm" svg:viewBox="0 0 1742 2700" draw:points="0,2230 0,665 1021,0 1742,470 1742,2035 721,2700">
              <text:p/>
            </draw:polygon>
            <draw:line draw:style-name="gr21" draw:text-style-name="P7" draw:layer="layout" svg:x1="13.991cm" svg:y1="9.909cm" svg:x2="13.511cm" svg:y2="9.596cm">
              <text:p/>
            </draw:line>
            <draw:line draw:style-name="gr22" draw:text-style-name="P7" draw:layer="layout" svg:x1="13.991cm" svg:y1="10.065cm" svg:x2="13.511cm" svg:y2="9.752cm">
              <text:p/>
            </draw:line>
            <draw:line draw:style-name="gr23" draw:text-style-name="P7" draw:layer="layout" svg:x1="13.991cm" svg:y1="9.987cm" svg:x2="13.511cm" svg:y2="9.674cm">
              <text:p/>
            </draw:line>
            <draw:polyline draw:style-name="gr24" draw:text-style-name="P7" draw:layer="layout" svg:width="0.599cm" svg:height="0.469cm" svg:x="13.451cm" svg:y="8.5cm" svg:viewBox="0 0 600 470" draw:points="600,470 0,78 0,0">
              <text:p/>
            </draw:polyline>
            <draw:polyline draw:style-name="gr25" draw:text-style-name="P7" draw:layer="layout" svg:width="0.589cm" svg:height="0.47cm" svg:x="13.461cm" svg:y="8.498cm" svg:viewBox="0 0 590 471" draw:points="590,471 590,393 0,0">
              <text:p/>
            </draw:polyline>
            <draw:polygon draw:style-name="gr26" draw:text-style-name="P8" draw:layer="layout" svg:width="0.069cm" svg:height="0.137cm" svg:x="13.673cm" svg:y="9.281cm" svg:viewBox="0 0 70 138" draw:points="0,92 0,0 70,46 70,138">
              <text:p/>
            </draw:polygon>
            <draw:line draw:style-name="gr27" draw:text-style-name="P7" draw:layer="layout" svg:x1="13.991cm" svg:y1="9.83cm" svg:x2="13.511cm" svg:y2="9.517cm">
              <text:p/>
            </draw:line>
          </draw:g>
        </draw:g>
        <draw:g xml:id="id6" draw:id="id6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8" draw:text-style-name="P2" draw:layer="layout" svg:width="1.241cm" svg:height="0.821cm" svg:x="9.103cm" svg:y="9.478cm" svg:viewBox="0 0 1242 822" svg:d="M0 822c352 0 903-260 1141-431s0-391-120-391z">
            <text:p/>
          </draw:path>
          <draw:g>
            <draw:polygon draw:style-name="gr29" draw:text-style-name="P3" draw:layer="layout" svg:width="0.72cm" svg:height="2.034cm" svg:x="8.382cm" svg:y="8.265cm" svg:viewBox="0 0 721 2035" draw:points="0,1565 0,0 721,470 721,2035">
              <text:p/>
            </draw:polygon>
            <draw:polygon draw:style-name="gr30" draw:text-style-name="P4" draw:layer="layout" svg:width="1.02cm" svg:height="2.229cm" svg:x="9.103cm" svg:y="8.07cm" svg:viewBox="0 0 1021 2230" draw:points="0,2230 0,665 1021,0 1021,1565">
              <text:p/>
            </draw:polygon>
            <draw:polygon draw:style-name="gr31" draw:text-style-name="P5" draw:layer="layout" svg:width="1.741cm" svg:height="1.134cm" svg:x="8.382cm" svg:y="7.6cm" svg:viewBox="0 0 1742 1135" draw:points="721,1135 0,665 1021,0 1742,470">
              <text:p/>
            </draw:polygon>
            <draw:polygon draw:style-name="gr32" draw:text-style-name="P6" draw:layer="layout" svg:width="1.741cm" svg:height="2.699cm" svg:x="8.382cm" svg:y="7.6cm" svg:viewBox="0 0 1742 2700" draw:points="0,2230 0,665 1021,0 1742,470 1742,2035 721,2700">
              <text:p/>
            </draw:polygon>
            <draw:line draw:style-name="gr33" draw:text-style-name="P7" draw:layer="layout" svg:x1="8.982cm" svg:y1="9.909cm" svg:x2="8.502cm" svg:y2="9.596cm">
              <text:p/>
            </draw:line>
            <draw:line draw:style-name="gr34" draw:text-style-name="P7" draw:layer="layout" svg:x1="8.982cm" svg:y1="10.065cm" svg:x2="8.502cm" svg:y2="9.752cm">
              <text:p/>
            </draw:line>
            <draw:line draw:style-name="gr35" draw:text-style-name="P7" draw:layer="layout" svg:x1="8.982cm" svg:y1="9.987cm" svg:x2="8.502cm" svg:y2="9.674cm">
              <text:p/>
            </draw:line>
            <draw:polyline draw:style-name="gr36" draw:text-style-name="P7" draw:layer="layout" svg:width="0.599cm" svg:height="0.469cm" svg:x="8.442cm" svg:y="8.5cm" svg:viewBox="0 0 600 470" draw:points="600,470 0,78 0,0">
              <text:p/>
            </draw:polyline>
            <draw:polyline draw:style-name="gr37" draw:text-style-name="P7" draw:layer="layout" svg:width="0.589cm" svg:height="0.47cm" svg:x="8.452cm" svg:y="8.498cm" svg:viewBox="0 0 590 471" draw:points="590,471 590,393 0,0">
              <text:p/>
            </draw:polyline>
            <draw:polygon draw:style-name="gr38" draw:text-style-name="P8" draw:layer="layout" svg:width="0.069cm" svg:height="0.137cm" svg:x="8.664cm" svg:y="9.281cm" svg:viewBox="0 0 70 138" draw:points="0,92 0,0 70,46 70,138">
              <text:p/>
            </draw:polygon>
            <draw:line draw:style-name="gr39" draw:text-style-name="P7" draw:layer="layout" svg:x1="8.982cm" svg:y1="9.83cm" svg:x2="8.502cm" svg:y2="9.517cm">
              <text:p/>
            </draw:line>
          </draw:g>
        </draw:g>
        <draw:frame draw:style-name="gr15" draw:text-style-name="P11" draw:layer="layout" svg:width="4.473cm" svg:height="2.221cm" svg:x="12.202cm" svg:y="10.2cm">
          <draw:text-box>
            <text:p><text:span text:style-name="T7">e</text:span><text:span text:style-name="T7">t</text:span><text:span text:style-name="T7">h</text:span><text:span text:style-name="T7">1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/</text:span><text:span text:style-name="T7">3</text:span><text:span text:style-name="T7">0</text:span></text:p>
            <text:p><text:span text:style-name="T7">e</text:span><text:span text:style-name="T7">t</text:span><text:span text:style-name="T7">h</text:span><text:span text:style-name="T7">2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0</text:span><text:span text:style-name="T7">.</text:span><text:span text:style-name="T7">1</text:span><text:span text:style-name="T7">/</text:span><text:span text:style-name="T7">2</text:span><text:span text:style-name="T7">8</text:span></text:p>
            <text:p><text:span text:style-name="T7">e</text:span><text:span text:style-name="T7">t</text:span><text:span text:style-name="T7">h</text:span><text:span text:style-name="T7">3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0</text:span><text:span text:style-name="T7">.</text:span><text:span text:style-name="T7">3</text:span><text:span text:style-name="T7">3</text:span><text:span text:style-name="T7">/</text:span><text:span text:style-name="T7">2</text:span><text:span text:style-name="T7">8</text:span></text:p>
            <text:p><text:span text:style-name="T7">e</text:span><text:span text:style-name="T7">t</text:span><text:span text:style-name="T7">h</text:span><text:span text:style-name="T7">4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0</text:span><text:span text:style-name="T7">.</text:span><text:span text:style-name="T7">6</text:span><text:span text:style-name="T7">5</text:span><text:span text:style-name="T7">/</text:span><text:span text:style-name="T7">2</text:span><text:span text:style-name="T7">6</text:span></text:p>
            <text:p><text:span text:style-name="T8"/></text:p>
          </draw:text-box>
        </draw:frame>
        <draw:frame draw:style-name="gr15" draw:text-style-name="P19" draw:layer="layout" svg:width="5.673cm" svg:height="1.1cm" svg:x="6.4cm" svg:y="0.901cm">
          <draw:text-box>
            <text:p text:style-name="P18"><text:span text:style-name="T9">office1Server</text:span></text:p>
          </draw:text-box>
        </draw:frame>
        <draw:frame draw:style-name="gr15" draw:text-style-name="P17" draw:layer="layout" svg:width="4.473cm" svg:height="1.1cm" svg:x="6.801cm" svg:y="4.001cm">
          <draw:text-box>
            <text:p text:style-name="P16"><text:span text:style-name="T6"><text:s text:c="2"/></text:span><text:span text:style-name="T10">eth1 </text:span><text:span text:style-name="T10">192.1</text:span><text:span text:style-name="T10">68.2.</text:span><text:span text:style-name="T10">2/26</text:span></text:p>
          </draw:text-box>
        </draw:frame>
        <draw:g xml:id="id3" draw:id="id3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0" draw:text-style-name="P2" draw:layer="layout" svg:width="1.241cm" svg:height="0.821cm" svg:x="14.112cm" svg:y="3.479cm" svg:viewBox="0 0 1242 822" svg:d="M0 822c352 0 903-260 1141-431s0-391-120-391z">
            <text:p/>
          </draw:path>
          <draw:g>
            <draw:polygon draw:style-name="gr41" draw:text-style-name="P3" draw:layer="layout" svg:width="0.72cm" svg:height="2.034cm" svg:x="13.391cm" svg:y="2.266cm" svg:viewBox="0 0 721 2035" draw:points="0,1565 0,0 721,470 721,2035">
              <text:p/>
            </draw:polygon>
            <draw:polygon draw:style-name="gr42" draw:text-style-name="P4" draw:layer="layout" svg:width="1.02cm" svg:height="2.229cm" svg:x="14.112cm" svg:y="2.071cm" svg:viewBox="0 0 1021 2230" draw:points="0,2230 0,665 1021,0 1021,1565">
              <text:p/>
            </draw:polygon>
            <draw:polygon draw:style-name="gr43" draw:text-style-name="P5" draw:layer="layout" svg:width="1.741cm" svg:height="1.134cm" svg:x="13.391cm" svg:y="1.601cm" svg:viewBox="0 0 1742 1135" draw:points="721,1135 0,665 1021,0 1742,470">
              <text:p/>
            </draw:polygon>
            <draw:polygon draw:style-name="gr44" draw:text-style-name="P6" draw:layer="layout" svg:width="1.741cm" svg:height="2.699cm" svg:x="13.391cm" svg:y="1.601cm" svg:viewBox="0 0 1742 2700" draw:points="0,2230 0,665 1021,0 1742,470 1742,2035 721,2700">
              <text:p/>
            </draw:polygon>
            <draw:line draw:style-name="gr45" draw:text-style-name="P7" draw:layer="layout" svg:x1="13.991cm" svg:y1="3.91cm" svg:x2="13.511cm" svg:y2="3.597cm">
              <text:p/>
            </draw:line>
            <draw:line draw:style-name="gr46" draw:text-style-name="P7" draw:layer="layout" svg:x1="13.991cm" svg:y1="4.066cm" svg:x2="13.511cm" svg:y2="3.753cm">
              <text:p/>
            </draw:line>
            <draw:line draw:style-name="gr47" draw:text-style-name="P7" draw:layer="layout" svg:x1="13.991cm" svg:y1="3.988cm" svg:x2="13.511cm" svg:y2="3.675cm">
              <text:p/>
            </draw:line>
            <draw:polyline draw:style-name="gr48" draw:text-style-name="P7" draw:layer="layout" svg:width="0.599cm" svg:height="0.469cm" svg:x="13.451cm" svg:y="2.501cm" svg:viewBox="0 0 600 470" draw:points="600,470 0,78 0,0">
              <text:p/>
            </draw:polyline>
            <draw:polyline draw:style-name="gr49" draw:text-style-name="P7" draw:layer="layout" svg:width="0.589cm" svg:height="0.47cm" svg:x="13.461cm" svg:y="2.499cm" svg:viewBox="0 0 590 471" draw:points="590,471 590,393 0,0">
              <text:p/>
            </draw:polyline>
            <draw:polygon draw:style-name="gr50" draw:text-style-name="P8" draw:layer="layout" svg:width="0.069cm" svg:height="0.137cm" svg:x="13.673cm" svg:y="3.282cm" svg:viewBox="0 0 70 138" draw:points="0,92 0,0 70,46 70,138">
              <text:p/>
            </draw:polygon>
            <draw:line draw:style-name="gr51" draw:text-style-name="P7" draw:layer="layout" svg:x1="13.991cm" svg:y1="3.831cm" svg:x2="13.511cm" svg:y2="3.518cm">
              <text:p/>
            </draw:line>
          </draw:g>
        </draw:g>
        <draw:g xml:id="id5" draw:id="id5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2" draw:text-style-name="P2" draw:layer="layout" svg:width="1.241cm" svg:height="0.821cm" svg:x="9.103cm" svg:y="3.479cm" svg:viewBox="0 0 1242 822" svg:d="M0 822c352 0 903-260 1141-431s0-391-120-391z">
            <text:p/>
          </draw:path>
          <draw:g>
            <draw:polygon draw:style-name="gr53" draw:text-style-name="P3" draw:layer="layout" svg:width="0.72cm" svg:height="2.034cm" svg:x="8.382cm" svg:y="2.266cm" svg:viewBox="0 0 721 2035" draw:points="0,1565 0,0 721,470 721,2035">
              <text:p/>
            </draw:polygon>
            <draw:polygon draw:style-name="gr54" draw:text-style-name="P4" draw:layer="layout" svg:width="1.02cm" svg:height="2.229cm" svg:x="9.103cm" svg:y="2.071cm" svg:viewBox="0 0 1021 2230" draw:points="0,2230 0,665 1021,0 1021,1565">
              <text:p/>
            </draw:polygon>
            <draw:polygon draw:style-name="gr55" draw:text-style-name="P5" draw:layer="layout" svg:width="1.741cm" svg:height="1.134cm" svg:x="8.382cm" svg:y="1.601cm" svg:viewBox="0 0 1742 1135" draw:points="721,1135 0,665 1021,0 1742,470">
              <text:p/>
            </draw:polygon>
            <draw:polygon draw:style-name="gr56" draw:text-style-name="P6" draw:layer="layout" svg:width="1.741cm" svg:height="2.699cm" svg:x="8.382cm" svg:y="1.601cm" svg:viewBox="0 0 1742 2700" draw:points="0,2230 0,665 1021,0 1742,470 1742,2035 721,2700">
              <text:p/>
            </draw:polygon>
            <draw:line draw:style-name="gr57" draw:text-style-name="P7" draw:layer="layout" svg:x1="8.982cm" svg:y1="3.91cm" svg:x2="8.502cm" svg:y2="3.597cm">
              <text:p/>
            </draw:line>
            <draw:line draw:style-name="gr58" draw:text-style-name="P7" draw:layer="layout" svg:x1="8.982cm" svg:y1="4.066cm" svg:x2="8.502cm" svg:y2="3.753cm">
              <text:p/>
            </draw:line>
            <draw:line draw:style-name="gr59" draw:text-style-name="P7" draw:layer="layout" svg:x1="8.982cm" svg:y1="3.988cm" svg:x2="8.502cm" svg:y2="3.675cm">
              <text:p/>
            </draw:line>
            <draw:polyline draw:style-name="gr60" draw:text-style-name="P7" draw:layer="layout" svg:width="0.599cm" svg:height="0.469cm" svg:x="8.442cm" svg:y="2.501cm" svg:viewBox="0 0 600 470" draw:points="600,470 0,78 0,0">
              <text:p/>
            </draw:polyline>
            <draw:polyline draw:style-name="gr61" draw:text-style-name="P7" draw:layer="layout" svg:width="0.589cm" svg:height="0.47cm" svg:x="8.452cm" svg:y="2.499cm" svg:viewBox="0 0 590 471" draw:points="590,471 590,393 0,0">
              <text:p/>
            </draw:polyline>
            <draw:polygon draw:style-name="gr62" draw:text-style-name="P8" draw:layer="layout" svg:width="0.069cm" svg:height="0.137cm" svg:x="8.664cm" svg:y="3.282cm" svg:viewBox="0 0 70 138" draw:points="0,92 0,0 70,46 70,138">
              <text:p/>
            </draw:polygon>
            <draw:line draw:style-name="gr63" draw:text-style-name="P7" draw:layer="layout" svg:x1="8.982cm" svg:y1="3.831cm" svg:x2="8.502cm" svg:y2="3.518cm">
              <text:p/>
            </draw:line>
          </draw:g>
        </draw:g>
        <draw:frame draw:style-name="gr15" draw:text-style-name="P11" draw:layer="layout" svg:width="4.473cm" svg:height="2.615cm" svg:x="12.202cm" svg:y="4.201cm">
          <draw:text-box>
            <text:p><text:span text:style-name="T10">eth1 192.168.255.3/30</text:span></text:p>
            <text:p><text:span text:style-name="T10">eth2 192.168.2.1/26</text:span></text:p>
            <text:p><text:span text:style-name="T10">eth3 192.168.2.65/26</text:span></text:p>
            <text:p><text:span text:style-name="T10">eth4 192.168.2.129/26</text:span></text:p>
            <text:p><text:span text:style-name="T10">eth5 192.168.2.193/26</text:span></text:p>
            <text:p><text:span text:style-name="T8"/></text:p>
          </draw:text-box>
        </draw:frame>
        <draw:frame draw:style-name="gr15" draw:text-style-name="P17" draw:layer="layout" svg:width="4.473cm" svg:height="1.1cm" svg:x="6.802cm" svg:y="16.591cm">
          <draw:text-box>
            <text:p text:style-name="P16"><text:span text:style-name="T6"><text:s text:c="2"/></text:span><text:span text:style-name="T11">eth1 192.168.1.2/25</text:span></text:p>
          </draw:text-box>
        </draw:frame>
        <draw:g xml:id="id1" draw:id="id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4" draw:text-style-name="P2" draw:layer="layout" svg:width="1.241cm" svg:height="0.821cm" svg:x="14.113cm" svg:y="16.069cm" svg:viewBox="0 0 1242 822" svg:d="M0 822c352 0 903-260 1141-431s0-391-120-391z">
            <text:p/>
          </draw:path>
          <draw:g>
            <draw:polygon draw:style-name="gr65" draw:text-style-name="P3" draw:layer="layout" svg:width="0.72cm" svg:height="2.034cm" svg:x="13.392cm" svg:y="14.856cm" svg:viewBox="0 0 721 2035" draw:points="0,1565 0,0 721,470 721,2035">
              <text:p/>
            </draw:polygon>
            <draw:polygon draw:style-name="gr66" draw:text-style-name="P4" draw:layer="layout" svg:width="1.02cm" svg:height="2.229cm" svg:x="14.113cm" svg:y="14.661cm" svg:viewBox="0 0 1021 2230" draw:points="0,2230 0,665 1021,0 1021,1565">
              <text:p/>
            </draw:polygon>
            <draw:polygon draw:style-name="gr67" draw:text-style-name="P5" draw:layer="layout" svg:width="1.741cm" svg:height="1.134cm" svg:x="13.392cm" svg:y="14.191cm" svg:viewBox="0 0 1742 1135" draw:points="721,1135 0,665 1021,0 1742,470">
              <text:p/>
            </draw:polygon>
            <draw:polygon draw:style-name="gr68" draw:text-style-name="P6" draw:layer="layout" svg:width="1.741cm" svg:height="2.699cm" svg:x="13.392cm" svg:y="14.191cm" svg:viewBox="0 0 1742 2700" draw:points="0,2230 0,665 1021,0 1742,470 1742,2035 721,2700">
              <text:p/>
            </draw:polygon>
            <draw:line draw:style-name="gr69" draw:text-style-name="P7" draw:layer="layout" svg:x1="13.992cm" svg:y1="16.5cm" svg:x2="13.512cm" svg:y2="16.187cm">
              <text:p/>
            </draw:line>
            <draw:line draw:style-name="gr70" draw:text-style-name="P7" draw:layer="layout" svg:x1="13.992cm" svg:y1="16.656cm" svg:x2="13.512cm" svg:y2="16.343cm">
              <text:p/>
            </draw:line>
            <draw:line draw:style-name="gr71" draw:text-style-name="P7" draw:layer="layout" svg:x1="13.992cm" svg:y1="16.578cm" svg:x2="13.512cm" svg:y2="16.265cm">
              <text:p/>
            </draw:line>
            <draw:polyline draw:style-name="gr72" draw:text-style-name="P7" draw:layer="layout" svg:width="0.599cm" svg:height="0.469cm" svg:x="13.452cm" svg:y="15.091cm" svg:viewBox="0 0 600 470" draw:points="600,470 0,78 0,0">
              <text:p/>
            </draw:polyline>
            <draw:polyline draw:style-name="gr73" draw:text-style-name="P7" draw:layer="layout" svg:width="0.589cm" svg:height="0.47cm" svg:x="13.462cm" svg:y="15.089cm" svg:viewBox="0 0 590 471" draw:points="590,471 590,393 0,0">
              <text:p/>
            </draw:polyline>
            <draw:polygon draw:style-name="gr74" draw:text-style-name="P8" draw:layer="layout" svg:width="0.069cm" svg:height="0.137cm" svg:x="13.674cm" svg:y="15.872cm" svg:viewBox="0 0 70 138" draw:points="0,92 0,0 70,46 70,138">
              <text:p/>
            </draw:polygon>
            <draw:line draw:style-name="gr75" draw:text-style-name="P7" draw:layer="layout" svg:x1="13.992cm" svg:y1="16.421cm" svg:x2="13.512cm" svg:y2="16.108cm">
              <text:p/>
            </draw:line>
          </draw:g>
        </draw:g>
        <draw:g xml:id="id4" draw:id="id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76" draw:text-style-name="P2" draw:layer="layout" svg:width="1.241cm" svg:height="0.821cm" svg:x="9.104cm" svg:y="16.069cm" svg:viewBox="0 0 1242 822" svg:d="M0 822c352 0 903-260 1141-431s0-391-120-391z">
            <text:p/>
          </draw:path>
          <draw:g>
            <draw:polygon draw:style-name="gr77" draw:text-style-name="P3" draw:layer="layout" svg:width="0.72cm" svg:height="2.034cm" svg:x="8.383cm" svg:y="14.856cm" svg:viewBox="0 0 721 2035" draw:points="0,1565 0,0 721,470 721,2035">
              <text:p/>
            </draw:polygon>
            <draw:polygon draw:style-name="gr78" draw:text-style-name="P4" draw:layer="layout" svg:width="1.02cm" svg:height="2.229cm" svg:x="9.104cm" svg:y="14.661cm" svg:viewBox="0 0 1021 2230" draw:points="0,2230 0,665 1021,0 1021,1565">
              <text:p/>
            </draw:polygon>
            <draw:polygon draw:style-name="gr79" draw:text-style-name="P5" draw:layer="layout" svg:width="1.741cm" svg:height="1.134cm" svg:x="8.383cm" svg:y="14.191cm" svg:viewBox="0 0 1742 1135" draw:points="721,1135 0,665 1021,0 1742,470">
              <text:p/>
            </draw:polygon>
            <draw:polygon draw:style-name="gr80" draw:text-style-name="P6" draw:layer="layout" svg:width="1.741cm" svg:height="2.699cm" svg:x="8.383cm" svg:y="14.191cm" svg:viewBox="0 0 1742 2700" draw:points="0,2230 0,665 1021,0 1742,470 1742,2035 721,2700">
              <text:p/>
            </draw:polygon>
            <draw:line draw:style-name="gr81" draw:text-style-name="P7" draw:layer="layout" svg:x1="8.983cm" svg:y1="16.5cm" svg:x2="8.503cm" svg:y2="16.187cm">
              <text:p/>
            </draw:line>
            <draw:line draw:style-name="gr82" draw:text-style-name="P7" draw:layer="layout" svg:x1="8.983cm" svg:y1="16.656cm" svg:x2="8.503cm" svg:y2="16.343cm">
              <text:p/>
            </draw:line>
            <draw:line draw:style-name="gr83" draw:text-style-name="P7" draw:layer="layout" svg:x1="8.983cm" svg:y1="16.578cm" svg:x2="8.503cm" svg:y2="16.265cm">
              <text:p/>
            </draw:line>
            <draw:polyline draw:style-name="gr84" draw:text-style-name="P7" draw:layer="layout" svg:width="0.599cm" svg:height="0.469cm" svg:x="8.443cm" svg:y="15.091cm" svg:viewBox="0 0 600 470" draw:points="600,470 0,78 0,0">
              <text:p/>
            </draw:polyline>
            <draw:polyline draw:style-name="gr85" draw:text-style-name="P7" draw:layer="layout" svg:width="0.589cm" svg:height="0.47cm" svg:x="8.453cm" svg:y="15.089cm" svg:viewBox="0 0 590 471" draw:points="590,471 590,393 0,0">
              <text:p/>
            </draw:polyline>
            <draw:polygon draw:style-name="gr86" draw:text-style-name="P8" draw:layer="layout" svg:width="0.069cm" svg:height="0.137cm" svg:x="8.665cm" svg:y="15.872cm" svg:viewBox="0 0 70 138" draw:points="0,92 0,0 70,46 70,138">
              <text:p/>
            </draw:polygon>
            <draw:line draw:style-name="gr87" draw:text-style-name="P7" draw:layer="layout" svg:x1="8.983cm" svg:y1="16.421cm" svg:x2="8.503cm" svg:y2="16.108cm">
              <text:p/>
            </draw:line>
          </draw:g>
        </draw:g>
        <draw:frame draw:style-name="gr15" draw:text-style-name="P21" draw:layer="layout" svg:width="5.673cm" svg:height="1.1cm" svg:x="6.501cm" svg:y="13.501cm">
          <draw:text-box>
            <text:p text:style-name="P20"><text:span text:style-name="T12">office2Server</text:span></text:p>
          </draw:text-box>
        </draw:frame>
        <draw:frame draw:style-name="gr15" draw:text-style-name="P23" draw:layer="layout" svg:width="5.673cm" svg:height="1.1cm" svg:x="11.529cm" svg:y="13.5cm">
          <draw:text-box>
            <text:p text:style-name="P22"><text:span text:style-name="T13">office2Router</text:span></text:p>
          </draw:text-box>
        </draw:frame>
        <draw:frame draw:style-name="gr15" draw:text-style-name="P25" draw:layer="layout" svg:width="5.673cm" svg:height="1.1cm" svg:x="11.429cm" svg:y="0.9cm">
          <draw:text-box>
            <text:p text:style-name="P24"><text:span text:style-name="T14">office1Router</text:span></text:p>
          </draw:text-box>
        </draw:frame>
        <draw:frame draw:style-name="gr88" draw:text-style-name="P11" draw:layer="layout" svg:width="6.197cm" svg:height="2.221cm" svg:x="1.303cm" svg:y="2.002cm">
          <draw:text-box>
            <text:p><text:span text:style-name="T10">192.168.2.0/26 - dev</text:span></text:p>
            <text:p><text:span text:style-name="T10">192.168.2.64/26 - test servers</text:span></text:p>
            <text:p><text:span text:style-name="T10">192.168.2.128/26 - managers</text:span></text:p>
            <text:p><text:span text:style-name="T10">192.168.2.192/26 - office hardware</text:span></text:p>
            <text:p><text:span text:style-name="T8"/></text:p>
          </draw:text-box>
        </draw:frame>
        <draw:frame draw:style-name="gr89" draw:text-style-name="P11" draw:layer="layout" svg:width="6.197cm" svg:height="1.827cm" svg:x="1.103cm" svg:y="8.201cm">
          <draw:text-box>
            <text:p><text:span text:style-name="T7">192.168.0.0/28 - directors</text:span></text:p>
            <text:p><text:span text:style-name="T7">192.168.0.32/28 - office hardware</text:span></text:p>
            <text:p><text:span text:style-name="T7">192.168.0.64/26 - wifi</text:span></text:p>
            <text:p><text:span text:style-name="T8"/></text:p>
          </draw:text-box>
        </draw:frame>
        <draw:frame draw:style-name="gr15" draw:text-style-name="P11" draw:layer="layout" svg:width="4.473cm" svg:height="2.221cm" svg:x="12.427cm" svg:y="16.979cm">
          <draw:text-box>
            <text:p><text:span text:style-name="T11">eth1 192.168.255.4/30</text:span></text:p>
            <text:p><text:span text:style-name="T11">eth2 192.168.1.1/25</text:span></text:p>
            <text:p><text:span text:style-name="T11">eth3 192.168.1.129/26</text:span></text:p>
            <text:p><text:span text:style-name="T11">eth4 192.168.1.193/26</text:span></text:p>
            <text:p><text:span text:style-name="T8"/></text:p>
          </draw:text-box>
        </draw:frame>
        <draw:frame draw:style-name="gr90" draw:text-style-name="P11" draw:layer="layout" svg:width="6.5cm" svg:height="1.827cm" svg:x="1.4cm" svg:y="14.779cm">
          <draw:text-box>
            <text:p><text:span text:style-name="T11">192.168.1.0/25 - dev</text:span></text:p>
            <text:p><text:span text:style-name="T11">192.168.1.128/26 - test servers</text:span></text:p>
            <text:p><text:span text:style-name="T11">192.168.1.192/26 - office hardware</text:span></text:p>
            <text:p><text:span text:style-name="T8"/></text:p>
          </draw:text-box>
        </draw:frame>
        <draw:connector draw:style-name="gr1" draw:text-style-name="P1" draw:layer="layout" svg:x1="15.11cm" svg:y1="2.829cm" svg:x2="20.4cm" svg:y2="8.27cm" draw:start-shape="id3" draw:start-glue-point="7" draw:end-shape="id2" draw:end-glue-point="13" svg:d="M15110 2829h2758v5441h2532" svg:viewBox="0 0 5291 5442">
          <text:p/>
        </draw:connector>
        <draw:g>
          <draw:custom-shape draw:style-name="gr91" draw:text-style-name="P26" draw:layer="layout" svg:width="3.66cm" svg:height="3.643cm" svg:x="24.74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92" draw:text-style-name="P27" draw:layer="layout" svg:width="2.237cm" svg:height="3.408cm" svg:x="25.553cm" svg:y="7.417cm" svg:viewBox="0 0 2238 3409" draw:points="0,236 408,236 609,117 1017,0 1626,236 1221,236 1423,587 813,1175 609,1292 408,1411 813,1645 1017,1881 1626,1881 2238,2234 1830,2938 1221,3409 1221,2704 813,2234 1017,1998 609,1645 204,1528 0,1058">
            <text:p/>
          </draw:polygon>
          <draw:path draw:style-name="gr93" draw:text-style-name="P27" draw:layer="layout" svg:width="0.923cm" svg:height="1.552cm" svg:x="27.383cm" svg:y="7.628cm" svg:viewBox="0 0 924 1553" svg:d="M813 1553v-117l-204-353v-353l-201-469-408-236c408-236 1221 1292 813 1528z">
            <text:p/>
          </draw:path>
          <draw:g>
            <draw:line draw:style-name="gr94" draw:text-style-name="P28" draw:layer="layout" svg:x1="26.366cm" svg:y1="9.651cm" svg:x2="26.162cm" svg:y2="8.828cm">
              <text:p/>
            </draw:line>
            <draw:line draw:style-name="gr95" draw:text-style-name="P28" draw:layer="layout" svg:x1="26.366cm" svg:y1="9.649cm" svg:x2="26.57cm" svg:y2="9.062cm">
              <text:p/>
            </draw:line>
            <draw:line draw:style-name="gr96" draw:text-style-name="P28" draw:layer="layout" svg:x1="26.774cm" svg:y1="9.649cm" svg:x2="26.57cm" svg:y2="9.062cm">
              <text:p/>
            </draw:line>
            <draw:line draw:style-name="gr97" draw:text-style-name="P28" draw:layer="layout" svg:x1="26.774cm" svg:y1="9.651cm" svg:x2="26.978cm" svg:y2="8.828cm">
              <text:p/>
            </draw:line>
          </draw:g>
          <draw:g>
            <draw:line draw:style-name="gr98" draw:text-style-name="P28" draw:layer="layout" svg:x1="27.587cm" svg:y1="9.651cm" svg:x2="27.383cm" svg:y2="8.828cm">
              <text:p/>
            </draw:line>
            <draw:line draw:style-name="gr99" draw:text-style-name="P28" draw:layer="layout" svg:x1="27.587cm" svg:y1="9.649cm" svg:x2="27.791cm" svg:y2="9.062cm">
              <text:p/>
            </draw:line>
            <draw:line draw:style-name="gr100" draw:text-style-name="P28" draw:layer="layout" svg:x1="27.995cm" svg:y1="9.649cm" svg:x2="27.791cm" svg:y2="9.062cm">
              <text:p/>
            </draw:line>
            <draw:line draw:style-name="gr101" draw:text-style-name="P28" draw:layer="layout" svg:x1="27.992cm" svg:y1="9.651cm" svg:x2="28.196cm" svg:y2="8.828cm">
              <text:p/>
            </draw:line>
          </draw:g>
          <draw:g>
            <draw:line draw:style-name="gr102" draw:text-style-name="P28" draw:layer="layout" svg:x1="25.147cm" svg:y1="9.651cm" svg:x2="24.943cm" svg:y2="8.828cm">
              <text:p/>
            </draw:line>
            <draw:line draw:style-name="gr103" draw:text-style-name="P28" draw:layer="layout" svg:x1="25.147cm" svg:y1="9.649cm" svg:x2="25.351cm" svg:y2="9.062cm">
              <text:p/>
            </draw:line>
            <draw:line draw:style-name="gr104" draw:text-style-name="P28" draw:layer="layout" svg:x1="25.553cm" svg:y1="9.649cm" svg:x2="25.349cm" svg:y2="9.062cm">
              <text:p/>
            </draw:line>
            <draw:line draw:style-name="gr105" draw:text-style-name="P28" draw:layer="layout" svg:x1="25.553cm" svg:y1="9.651cm" svg:x2="25.757cm" svg:y2="8.828cm">
              <text:p/>
            </draw:line>
          </draw:g>
        </draw:g>
        <draw:line draw:style-name="gr106" draw:text-style-name="P29" draw:layer="layout" svg:x1="22.5cm" svg:y1="9cm" svg:x2="24.6cm" svg:y2="9cm">
          <text:p/>
        </draw:line>
        <draw:connector draw:style-name="gr1" draw:text-style-name="P1" draw:layer="layout" svg:x1="10.102cm" svg:y1="15.419cm" svg:x2="13.392cm" svg:y2="15.541cm" draw:start-shape="id4" draw:start-glue-point="7" draw:end-shape="id1" draw:end-glue-point="3" svg:d="M10102 15419h1758v122h1532" svg:viewBox="0 0 3291 123">
          <text:p/>
        </draw:connector>
        <draw:connector draw:style-name="gr1" draw:text-style-name="P1" draw:layer="layout" svg:x1="10.101cm" svg:y1="2.829cm" svg:x2="13.391cm" svg:y2="2.951cm" draw:start-shape="id5" draw:start-glue-point="7" draw:end-shape="id3" draw:end-glue-point="3" svg:d="M10101 2829h1758v122h1532" svg:viewBox="0 0 3291 123">
          <text:p/>
        </draw:connector>
        <draw:connector draw:style-name="gr1" draw:text-style-name="P1" draw:layer="layout" svg:x1="10.101cm" svg:y1="8.828cm" svg:x2="13.391cm" svg:y2="8.95cm" draw:start-shape="id6" draw:start-glue-point="7" draw:end-shape="id7" draw:end-glue-point="3" svg:d="M10101 8828h1758v122h1532" svg:viewBox="0 0 3291 123">
          <text:p/>
        </draw:connector>
        <draw:connector draw:style-name="gr1" draw:text-style-name="P1" draw:layer="layout" svg:x1="15.11cm" svg:y1="8.828cm" svg:x2="20.4cm" svg:y2="8.95cm" draw:start-shape="id7" draw:start-glue-point="7" draw:end-shape="id2" draw:end-glue-point="3" svg:d="M15110 8828h2758v122h2532" svg:viewBox="0 0 5291 1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cm" svg:stroke-color="#000000" draw:marker-start-width="0.35cm" draw:marker-end-width="0.35cm" draw:fill="none" draw:fill-gradient-name="Gradient_20_13" draw:fill-hatch-name="Hatching_20_2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solid" draw:stroke-dash="Dashed_20__28_var_29__20_2" svg:stroke-color="#8d1d75" draw:fill="none" draw:fill-gradient-name="Gradient_20_13" draw:fill-hatch-name="Hatching_20_2" draw:fill-image-name="Bitmap_20_1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1T12:20:18.754520046</meta:creation-date>
    <dc:date>2021-05-21T13:29:14.398783304</dc:date>
    <meta:editing-duration>PT25M57S</meta:editing-duration>
    <meta:editing-cycles>7</meta:editing-cycles>
    <meta:generator>LibreOffice/6.1.5.2$Linux_X86_64 LibreOffice_project/10$Build-2</meta:generator>
    <meta:document-statistic meta:object-count="141"/>
  </office:meta>
</office:document-meta>
</file>